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92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8728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361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421in" svg:height="4.8047in" svg:x="2.0539in" svg:y="6.9744in">
            <draw:object draw:notify-on-update-of-ranges="Sheet1.F5:Sheet1.F5 Sheet1.F6:Sheet1.F26 Sheet1.H5:Sheet1.H5 Sheet1.H6:Sheet1.H26 Sheet1.F5:Sheet1.F5 Sheet1.F6:Sheet1.F26 Sheet1.L5:Sheet1.L5 Sheet1.L6:Sheet1.L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2" table:default-cell-style-name="ce1"/>
        <table:table-row table:style-name="ro1">
          <table:table-cell table:number-columns-repeated="3"/>
          <table:table-cell table:style-name="ce2" office:value-type="string" calcext:value-type="string" table:number-columns-spanned="7" table:number-rows-spanned="1">
            <text:p><text:span text:style-name="T1">f(x) = x*x –</text:span> x – 2, I=[0,4], xo=1, Exact Sol = 2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g1(x) = x*x + 2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g2(x) = 1 + 2/x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g3(x) = sqrt(x+2)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|g1`xo| = 2, not less than 1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|g2`xo| = 0.5, less than 1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|g3`xo| = 0.288, less than 1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x=g1(x)</text:p>
          </table:table-cell>
          <table:table-cell table:style-name="ce3" office:value-type="string" calcext:value-type="string">
            <text:p>error1</text:p>
          </table:table-cell>
          <table:table-cell/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x=g2(x)</text:p>
          </table:table-cell>
          <table:table-cell table:style-name="ce3" office:value-type="string" calcext:value-type="string">
            <text:p>error2</text:p>
          </table:table-cell>
          <table:table-cell/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x=g3(x)</text:p>
          </table:table-cell>
          <table:table-cell table:style-name="ce3" office:value-type="string" calcext:value-type="string">
            <text:p>error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ROUND(ABS(2-[.C6]);6)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ROUND(ABS(2-[.G6]);6)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ROUND(ABS(2-[.K6]);6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[.C6]*[.C6]+2" office:value-type="float" office:value="3" calcext:value-type="float">
            <text:p>3</text:p>
          </table:table-cell>
          <table:table-cell table:style-name="ce5" table:formula="of:=ROUND(ABS(2-[.C7]);6)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1+2/[.G6]" office:value-type="float" office:value="3" calcext:value-type="float">
            <text:p>3</text:p>
          </table:table-cell>
          <table:table-cell table:style-name="ce5" table:formula="of:=ROUND(ABS(2-[.G7]);6)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SQRT([.K6]+2)" office:value-type="float" office:value="1.73205080756888" calcext:value-type="float">
            <text:p>1.73205080756888</text:p>
          </table:table-cell>
          <table:table-cell table:style-name="ce5" table:formula="of:=ROUND(ABS(2-[.K7]);6)" office:value-type="float" office:value="0.267949" calcext:value-type="float">
            <text:p>0.26794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[.C7]*[.C7]+2" office:value-type="float" office:value="11" calcext:value-type="float">
            <text:p>11</text:p>
          </table:table-cell>
          <table:table-cell table:style-name="ce5" table:formula="of:=ROUND(ABS(2-[.C8]);6)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1+2/[.G7]" office:value-type="float" office:value="1.66666666666667" calcext:value-type="float">
            <text:p>1.66666666666667</text:p>
          </table:table-cell>
          <table:table-cell table:style-name="ce5" table:formula="of:=ROUND(ABS(2-[.G8]);6)" office:value-type="float" office:value="0.333333" calcext:value-type="float">
            <text:p>0.33333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1+2/[.K7]" office:value-type="float" office:value="2.15470053837925" calcext:value-type="float">
            <text:p>2.15470053837925</text:p>
          </table:table-cell>
          <table:table-cell table:style-name="ce5" table:formula="of:=ROUND(ABS(2-[.K8]);6)" office:value-type="float" office:value="0.154701" calcext:value-type="float">
            <text:p>0.15470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[.C8]*[.C8]+2" office:value-type="float" office:value="123" calcext:value-type="float">
            <text:p>123</text:p>
          </table:table-cell>
          <table:table-cell table:style-name="ce5" table:formula="of:=ROUND(ABS(2-[.C9]);6)" office:value-type="float" office:value="121" calcext:value-type="float">
            <text:p>12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1+2/[.G8]" office:value-type="float" office:value="2.2" calcext:value-type="float">
            <text:p>2.2</text:p>
          </table:table-cell>
          <table:table-cell table:style-name="ce5" table:formula="of:=ROUND(ABS(2-[.G9]);6)" office:value-type="float" office:value="0.2" calcext:value-type="float">
            <text:p>0.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1+2/[.K8]" office:value-type="float" office:value="1.92820323027551" calcext:value-type="float">
            <text:p>1.92820323027551</text:p>
          </table:table-cell>
          <table:table-cell table:style-name="ce5" table:formula="of:=ROUND(ABS(2-[.K9]);6)" office:value-type="float" office:value="0.071797" calcext:value-type="float">
            <text:p>0.07179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[.C9]*[.C9]+2" office:value-type="float" office:value="15131" calcext:value-type="float">
            <text:p>15131</text:p>
          </table:table-cell>
          <table:table-cell table:style-name="ce5" table:formula="of:=ROUND(ABS(2-[.C10]);6)" office:value-type="float" office:value="15129" calcext:value-type="float">
            <text:p>15129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1+2/[.G9]" office:value-type="float" office:value="1.90909090909091" calcext:value-type="float">
            <text:p>1.90909090909091</text:p>
          </table:table-cell>
          <table:table-cell table:style-name="ce5" table:formula="of:=ROUND(ABS(2-[.G10]);6)" office:value-type="float" office:value="0.090909" calcext:value-type="float">
            <text:p>0.090909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1+2/[.K9]" office:value-type="float" office:value="2.03723506350222" calcext:value-type="float">
            <text:p>2.03723506350222</text:p>
          </table:table-cell>
          <table:table-cell table:style-name="ce5" table:formula="of:=ROUND(ABS(2-[.K10]);6)" office:value-type="float" office:value="0.037235" calcext:value-type="float">
            <text:p>0.037235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[.C10]*[.C10]+2" office:value-type="float" office:value="228947163" calcext:value-type="float">
            <text:p>228947163</text:p>
          </table:table-cell>
          <table:table-cell table:style-name="ce5" table:formula="of:=ROUND(ABS(2-[.C11]);6)" office:value-type="float" office:value="228947161" calcext:value-type="float">
            <text:p>22894716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1+2/[.G10]" office:value-type="float" office:value="2.04761904761905" calcext:value-type="float">
            <text:p>2.04761904761905</text:p>
          </table:table-cell>
          <table:table-cell table:style-name="ce5" table:formula="of:=ROUND(ABS(2-[.G11]);6)" office:value-type="float" office:value="0.047619" calcext:value-type="float">
            <text:p>0.047619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1+2/[.K10]" office:value-type="float" office:value="1.98172274561277" calcext:value-type="float">
            <text:p>1.98172274561277</text:p>
          </table:table-cell>
          <table:table-cell table:style-name="ce5" table:formula="of:=ROUND(ABS(2-[.K11]);6)" office:value-type="float" office:value="0.018277" calcext:value-type="float">
            <text:p>0.01827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table:formula="of:=[.C11]*[.C11]+2" office:value-type="float" office:value="5.24168034457486E+016" calcext:value-type="float">
            <text:p>5.24168034457486E+016</text:p>
          </table:table-cell>
          <table:table-cell table:style-name="ce5" table:formula="of:=ROUND(ABS(2-[.C12]);6)" office:value-type="float" office:value="5.24168034457486E+016" calcext:value-type="float">
            <text:p>5.24168034457486E+01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5" table:formula="of:=1+2/[.G11]" office:value-type="float" office:value="1.97674418604651" calcext:value-type="float">
            <text:p>1.97674418604651</text:p>
          </table:table-cell>
          <table:table-cell table:style-name="ce5" table:formula="of:=ROUND(ABS(2-[.G12]);6)" office:value-type="float" office:value="0.023256" calcext:value-type="float">
            <text:p>0.02325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5" table:formula="of:=1+2/[.K11]" office:value-type="float" office:value="2.00922291194754" calcext:value-type="float">
            <text:p>2.00922291194754</text:p>
          </table:table-cell>
          <table:table-cell table:style-name="ce5" table:formula="of:=ROUND(ABS(2-[.K12]);6)" office:value-type="float" office:value="0.009223" calcext:value-type="float">
            <text:p>0.00922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table:formula="of:=[.C12]*[.C12]+2" office:value-type="float" office:value="2.74752128347024E+033" calcext:value-type="float">
            <text:p>2.74752128347024E+033</text:p>
          </table:table-cell>
          <table:table-cell table:style-name="ce5" table:formula="of:=ROUND(ABS(2-[.C13]);6)" office:value-type="float" office:value="2.74752128347024E+033" calcext:value-type="float">
            <text:p>2.74752128347024E+033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5" table:formula="of:=1+2/[.G12]" office:value-type="float" office:value="2.01176470588235" calcext:value-type="float">
            <text:p>2.01176470588235</text:p>
          </table:table-cell>
          <table:table-cell table:style-name="ce5" table:formula="of:=ROUND(ABS(2-[.G13]);6)" office:value-type="float" office:value="0.011765" calcext:value-type="float">
            <text:p>0.011765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5" table:formula="of:=1+2/[.K12]" office:value-type="float" office:value="1.99540971193754" calcext:value-type="float">
            <text:p>1.99540971193754</text:p>
          </table:table-cell>
          <table:table-cell table:style-name="ce5" table:formula="of:=ROUND(ABS(2-[.K13]);6)" office:value-type="float" office:value="0.00459" calcext:value-type="float">
            <text:p>0.0045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[.C13]*[.C13]+2" office:value-type="float" office:value="7.54887320312195E+066" calcext:value-type="float">
            <text:p>7.54887320312195E+066</text:p>
          </table:table-cell>
          <table:table-cell table:style-name="ce5" table:formula="of:=ROUND(ABS(2-[.C14]);6)" office:value-type="float" office:value="7.54887320312195E+066" calcext:value-type="float">
            <text:p>7.54887320312195E+066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1+2/[.G13]" office:value-type="float" office:value="1.99415204678363" calcext:value-type="float">
            <text:p>1.99415204678363</text:p>
          </table:table-cell>
          <table:table-cell table:style-name="ce5" table:formula="of:=ROUND(ABS(2-[.G14]);6)" office:value-type="float" office:value="0.005848" calcext:value-type="float">
            <text:p>0.005848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1+2/[.K13]" office:value-type="float" office:value="2.00230042383527" calcext:value-type="float">
            <text:p>2.00230042383527</text:p>
          </table:table-cell>
          <table:table-cell table:style-name="ce5" table:formula="of:=ROUND(ABS(2-[.K14]);6)" office:value-type="float" office:value="0.0023" calcext:value-type="float">
            <text:p>0.002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table:formula="of:=[.C14]*[.C14]+2" office:value-type="float" office:value="5.69854866368126E+133" calcext:value-type="float">
            <text:p>5.69854866368126E+133</text:p>
          </table:table-cell>
          <table:table-cell table:style-name="ce5" table:formula="of:=ROUND(ABS(2-[.C15]);6)" office:value-type="float" office:value="5.69854866368126E+133" calcext:value-type="float">
            <text:p>5.69854866368126E+133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 table:formula="of:=1+2/[.G14]" office:value-type="float" office:value="2.00293255131965" calcext:value-type="float">
            <text:p>2.00293255131965</text:p>
          </table:table-cell>
          <table:table-cell table:style-name="ce5" table:formula="of:=ROUND(ABS(2-[.G15]);6)" office:value-type="float" office:value="0.002933" calcext:value-type="float">
            <text:p>0.002933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 table:formula="of:=1+2/[.K14]" office:value-type="float" office:value="1.99885110954985" calcext:value-type="float">
            <text:p>1.99885110954985</text:p>
          </table:table-cell>
          <table:table-cell table:style-name="ce5" table:formula="of:=ROUND(ABS(2-[.K15]);6)" office:value-type="float" office:value="0.001149" calcext:value-type="float">
            <text:p>0.00114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table:formula="of:=[.C15]*[.C15]+2" office:value-type="float" office:value="3.24734568723435E+267" calcext:value-type="float">
            <text:p>3.24734568723435E+267</text:p>
          </table:table-cell>
          <table:table-cell table:style-name="ce5" table:formula="of:=ROUND(ABS(2-[.C16]);6)" office:value-type="float" office:value="3.24734568723435E+267" calcext:value-type="float">
            <text:p>3.24734568723435E+267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5" table:formula="of:=1+2/[.G15]" office:value-type="float" office:value="1.99853587115666" calcext:value-type="float">
            <text:p>1.99853587115666</text:p>
          </table:table-cell>
          <table:table-cell table:style-name="ce5" table:formula="of:=ROUND(ABS(2-[.G16]);6)" office:value-type="float" office:value="0.001464" calcext:value-type="float">
            <text:p>0.0014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5" table:formula="of:=1+2/[.K15]" office:value-type="float" office:value="2.00057477540206" calcext:value-type="float">
            <text:p>2.00057477540206</text:p>
          </table:table-cell>
          <table:table-cell table:style-name="ce5" table:formula="of:=ROUND(ABS(2-[.K16]);6)" office:value-type="float" office:value="0.000575" calcext:value-type="float">
            <text:p>0.000575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table:formula="of:=[.C16]*[.C16]+2" office:value-type="string" office:string-value="" calcext:value-type="error">
            <text:p>#NUM!</text:p>
          </table:table-cell>
          <table:table-cell table:style-name="ce5" table:formula="of:=ROUND(ABS(2-[.C17]);6)" office:value-type="string" office:string-value="" calcext:value-type="error">
            <text:p>#NUM!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5" table:formula="of:=1+2/[.G16]" office:value-type="float" office:value="2.0007326007326" calcext:value-type="float">
            <text:p>2.0007326007326</text:p>
          </table:table-cell>
          <table:table-cell table:style-name="ce5" table:formula="of:=ROUND(ABS(2-[.G17]);6)" office:value-type="float" office:value="0.000733" calcext:value-type="float">
            <text:p>0.000733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5" table:formula="of:=1+2/[.K16]" office:value-type="float" office:value="1.99971269486693" calcext:value-type="float">
            <text:p>1.99971269486693</text:p>
          </table:table-cell>
          <table:table-cell table:style-name="ce5" table:formula="of:=ROUND(ABS(2-[.K17]);6)" office:value-type="float" office:value="0.000287" calcext:value-type="float">
            <text:p>0.00028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table:formula="of:=[.C17]*[.C17]+2" office:value-type="string" office:string-value="" calcext:value-type="error">
            <text:p>#NUM!</text:p>
          </table:table-cell>
          <table:table-cell table:style-name="ce5" table:formula="of:=ROUND(ABS(2-[.C18]);6)" office:value-type="string" office:string-value="" calcext:value-type="error">
            <text:p>#NUM!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5" table:formula="of:=1+2/[.G17]" office:value-type="float" office:value="1.99963383376053" calcext:value-type="float">
            <text:p>1.99963383376053</text:p>
          </table:table-cell>
          <table:table-cell table:style-name="ce5" table:formula="of:=ROUND(ABS(2-[.G18]);6)" office:value-type="float" office:value="0.000366" calcext:value-type="float">
            <text:p>0.00036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5" table:formula="of:=1+2/[.K17]" office:value-type="float" office:value="2.00014367320556" calcext:value-type="float">
            <text:p>2.00014367320556</text:p>
          </table:table-cell>
          <table:table-cell table:style-name="ce5" table:formula="of:=ROUND(ABS(2-[.K18]);6)" office:value-type="float" office:value="0.000144" calcext:value-type="float">
            <text:p>0.00014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table:formula="of:=[.C18]*[.C18]+2" office:value-type="string" office:string-value="" calcext:value-type="error">
            <text:p>#NUM!</text:p>
          </table:table-cell>
          <table:table-cell table:style-name="ce5" table:formula="of:=ROUND(ABS(2-[.C19]);6)" office:value-type="string" office:string-value="" calcext:value-type="error">
            <text:p>#NUM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5" table:formula="of:=1+2/[.G18]" office:value-type="float" office:value="2.0001831166453" calcext:value-type="float">
            <text:p>2.0001831166453</text:p>
          </table:table-cell>
          <table:table-cell table:style-name="ce5" table:formula="of:=ROUND(ABS(2-[.G19]);6)" office:value-type="float" office:value="0.000183" calcext:value-type="float">
            <text:p>0.000183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5" table:formula="of:=1+2/[.K18]" office:value-type="float" office:value="1.99992816855735" calcext:value-type="float">
            <text:p>1.99992816855735</text:p>
          </table:table-cell>
          <table:table-cell table:style-name="ce5" table:formula="of:=ROUND(ABS(2-[.K19]);6)" office:value-type="float" office:value="0.000072" calcext:value-type="float">
            <text:p>0.00007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5" table:formula="of:=[.C19]*[.C19]+2" office:value-type="string" office:string-value="" calcext:value-type="error">
            <text:p>#NUM!</text:p>
          </table:table-cell>
          <table:table-cell table:style-name="ce5" table:formula="of:=ROUND(ABS(2-[.C20]);6)" office:value-type="string" office:string-value="" calcext:value-type="error">
            <text:p>#NUM!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5" table:formula="of:=1+2/[.G19]" office:value-type="float" office:value="1.99990845005951" calcext:value-type="float">
            <text:p>1.99990845005951</text:p>
          </table:table-cell>
          <table:table-cell table:style-name="ce5" table:formula="of:=ROUND(ABS(2-[.G20]);6)" office:value-type="float" office:value="0.000092" calcext:value-type="float">
            <text:p>0.000092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5" table:formula="of:=1+2/[.K19]" office:value-type="float" office:value="2.00003591701131" calcext:value-type="float">
            <text:p>2.00003591701131</text:p>
          </table:table-cell>
          <table:table-cell table:style-name="ce5" table:formula="of:=ROUND(ABS(2-[.K20]);6)" office:value-type="float" office:value="0.000036" calcext:value-type="float">
            <text:p>0.00003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table:formula="of:=[.C20]*[.C20]+2" office:value-type="string" office:string-value="" calcext:value-type="error">
            <text:p>#NUM!</text:p>
          </table:table-cell>
          <table:table-cell table:style-name="ce5" table:formula="of:=ROUND(ABS(2-[.C21]);6)" office:value-type="string" office:string-value="" calcext:value-type="error">
            <text:p>#NUM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5" table:formula="of:=1+2/[.G20]" office:value-type="float" office:value="2.00004577706569" calcext:value-type="float">
            <text:p>2.00004577706569</text:p>
          </table:table-cell>
          <table:table-cell table:style-name="ce5" table:formula="of:=ROUND(ABS(2-[.G21]);6)" office:value-type="float" office:value="0.000046" calcext:value-type="float">
            <text:p>0.000046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5" table:formula="of:=1+2/[.K20]" office:value-type="float" office:value="1.99998204181685" calcext:value-type="float">
            <text:p>1.99998204181685</text:p>
          </table:table-cell>
          <table:table-cell table:style-name="ce5" table:formula="of:=ROUND(ABS(2-[.K21]);6)" office:value-type="float" office:value="0.000018" calcext:value-type="float">
            <text:p>0.000018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 table:formula="of:=[.C21]*[.C21]+2" office:value-type="string" office:string-value="" calcext:value-type="error">
            <text:p>#NUM!</text:p>
          </table:table-cell>
          <table:table-cell table:style-name="ce5" table:formula="of:=ROUND(ABS(2-[.C22]);6)" office:value-type="string" office:string-value="" calcext:value-type="error">
            <text:p>#NUM!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5" table:formula="of:=1+2/[.G21]" office:value-type="float" office:value="1.99997711199103" calcext:value-type="float">
            <text:p>1.99997711199103</text:p>
          </table:table-cell>
          <table:table-cell table:style-name="ce5" table:formula="of:=ROUND(ABS(2-[.G22]);6)" office:value-type="float" office:value="0.000023" calcext:value-type="float">
            <text:p>0.000023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5" table:formula="of:=1+2/[.K21]" office:value-type="float" office:value="2.0000089791722" calcext:value-type="float">
            <text:p>2.0000089791722</text:p>
          </table:table-cell>
          <table:table-cell table:style-name="ce5" table:formula="of:=ROUND(ABS(2-[.K22]);6)" office:value-type="float" office:value="0.000009" calcext:value-type="float">
            <text:p>0.00000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5" table:formula="of:=[.C22]*[.C22]+2" office:value-type="string" office:string-value="" calcext:value-type="error">
            <text:p>#NUM!</text:p>
          </table:table-cell>
          <table:table-cell table:style-name="ce5" table:formula="of:=ROUND(ABS(2-[.C23]);6)" office:value-type="string" office:string-value="" calcext:value-type="error">
            <text:p>#NUM!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5" table:formula="of:=1+2/[.G22]" office:value-type="float" office:value="2.00001144413545" calcext:value-type="float">
            <text:p>2.00001144413545</text:p>
          </table:table-cell>
          <table:table-cell table:style-name="ce5" table:formula="of:=ROUND(ABS(2-[.G23]);6)" office:value-type="float" office:value="0.000011" calcext:value-type="float">
            <text:p>0.00001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5" table:formula="of:=1+2/[.K22]" office:value-type="float" office:value="1.99999551043406" calcext:value-type="float">
            <text:p>1.99999551043406</text:p>
          </table:table-cell>
          <table:table-cell table:style-name="ce5" table:formula="of:=ROUND(ABS(2-[.K23]);6)" office:value-type="float" office:value="0.000004" calcext:value-type="float">
            <text:p>0.00000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table:formula="of:=[.C23]*[.C23]+2" office:value-type="string" office:string-value="" calcext:value-type="error">
            <text:p>#NUM!</text:p>
          </table:table-cell>
          <table:table-cell table:style-name="ce5" table:formula="of:=ROUND(ABS(2-[.C24]);6)" office:value-type="string" office:string-value="" calcext:value-type="error">
            <text:p>#NUM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5" table:formula="of:=1+2/[.G23]" office:value-type="float" office:value="1.99999427796502" calcext:value-type="float">
            <text:p>1.99999427796502</text:p>
          </table:table-cell>
          <table:table-cell table:style-name="ce5" table:formula="of:=ROUND(ABS(2-[.G24]);6)" office:value-type="float" office:value="0.000006" calcext:value-type="float">
            <text:p>0.000006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5" table:formula="of:=1+2/[.K23]" office:value-type="float" office:value="2.00000224478801" calcext:value-type="float">
            <text:p>2.00000224478801</text:p>
          </table:table-cell>
          <table:table-cell table:style-name="ce5" table:formula="of:=ROUND(ABS(2-[.K24]);6)" office:value-type="float" office:value="0.000002" calcext:value-type="float">
            <text:p>0.00000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5" table:formula="of:=[.C24]*[.C24]+2" office:value-type="string" office:string-value="" calcext:value-type="error">
            <text:p>#NUM!</text:p>
          </table:table-cell>
          <table:table-cell table:style-name="ce5" table:formula="of:=ROUND(ABS(2-[.C25]);6)" office:value-type="string" office:string-value="" calcext:value-type="error">
            <text:p>#NUM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5" table:formula="of:=1+2/[.G24]" office:value-type="float" office:value="2.00000286102568" calcext:value-type="float">
            <text:p>2.00000286102568</text:p>
          </table:table-cell>
          <table:table-cell table:style-name="ce5" table:formula="of:=ROUND(ABS(2-[.G25]);6)" office:value-type="float" office:value="0.000003" calcext:value-type="float">
            <text:p>0.00000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5" table:formula="of:=1+2/[.K24]" office:value-type="float" office:value="1.99999887760725" calcext:value-type="float">
            <text:p>1.99999887760725</text:p>
          </table:table-cell>
          <table:table-cell table:style-name="ce5" table:formula="of:=ROUND(ABS(2-[.K25]);6)" office:value-type="float" office:value="0.000001" calcext:value-type="float">
            <text:p>0.00000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table:formula="of:=[.C25]*[.C25]+2" office:value-type="string" office:string-value="" calcext:value-type="error">
            <text:p>#NUM!</text:p>
          </table:table-cell>
          <table:table-cell table:style-name="ce5" table:formula="of:=ROUND(ABS(2-[.C26]);6)" office:value-type="string" office:string-value="" calcext:value-type="error">
            <text:p>#NUM!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5" table:formula="of:=1+2/[.G25]" office:value-type="float" office:value="1.99999856948921" calcext:value-type="float">
            <text:p>1.99999856948921</text:p>
          </table:table-cell>
          <table:table-cell table:style-name="ce5" table:formula="of:=ROUND(ABS(2-[.G26]);6)" office:value-type="float" office:value="0.000001" calcext:value-type="float">
            <text:p>0.000001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5" table:formula="of:=1+2/[.K25]" office:value-type="float" office:value="2.00000056119669" calcext:value-type="float">
            <text:p>2.00000056119669</text:p>
          </table:table-cell>
          <table:table-cell table:style-name="ce5" table:formula="of:=ROUND(ABS(2-[.K26]);6)" office:value-type="float" office:value="0.000001" calcext:value-type="float">
            <text:p>0.000001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8:55:49.708867604</meta:creation-date>
    <dc:date>2024-09-19T09:16:53.599656995</dc:date>
    <meta:editing-duration>PT10M50S</meta:editing-duration>
    <meta:editing-cycles>7</meta:editing-cycles>
    <meta:generator>LibreOffice/7.3.7.2$Linux_X86_64 LibreOffice_project/30$Build-2</meta:generator>
    <meta:document-statistic meta:table-count="1" meta:cell-count="2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98cm" svg:height="12.205cm" xlink:href=".." xlink:type="simple" chart:class="chart:scatter" chart:style-name="ch1">
        <chart:legend chart:legend-position="end" svg:x="19.481cm" svg:y="5.554cm" style:legend-expansion="high" chart:style-name="ch2"/>
        <chart:plot-area chart:style-name="ch3" table:cell-range-address="Sheet1.F5:Sheet1.F26 Sheet1.H5:Sheet1.H26 Sheet1.L5:Sheet1.L26" chart:data-source-has-labels="row" svg:x="0.433cm" svg:y="0.244cm" svg:width="18.615cm" svg:height="11.717cm">
          <chart:coordinate-region svg:x="1.16cm" svg:y="0.444cm" svg:width="17.701cm" svg:height="10.8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H6:Sheet1.H26" chart:label-cell-address="Sheet1.H5:Sheet1.H5" chart:class="chart:scatter">
            <chart:domain table:cell-range-address="Sheet1.F6:Sheet1.F26"/>
            <chart:data-point chart:repeated="21"/>
          </chart:series>
          <chart:series chart:style-name="ch8" chart:values-cell-range-address="Sheet1.L6:Sheet1.L26" chart:label-cell-address="Sheet1.L5:Sheet1.L5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rror2</text:p>
                <draw:g>
                  <svg:desc>Sheet1.H5:Sheet1.H5</svg:desc>
                </draw:g>
              </table:table-cell>
              <table:table-cell office:value-type="string">
                <text:p>error3</text:p>
                <draw:g>
                  <svg:desc>Sheet1.L5:Sheet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6:Sheet1.F26</svg:desc>
                </draw:g>
              </table:table-cell>
              <table:table-cell office:value-type="float" office:value="1">
                <text:p>1</text:p>
                <draw:g>
                  <svg:desc>Sheet1.H6:Sheet1.H26</svg:desc>
                </draw:g>
              </table:table-cell>
              <table:table-cell office:value-type="float" office:value="1">
                <text:p>1</text:p>
                <draw:g>
                  <svg:desc>Sheet1.L6:Sheet1.L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67949">
                <text:p>0.267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33333">
                <text:p>0.333333</text:p>
              </table:table-cell>
              <table:table-cell office:value-type="float" office:value="0.154701">
                <text:p>0.154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71797">
                <text:p>0.071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90909">
                <text:p>0.090909</text:p>
              </table:table-cell>
              <table:table-cell office:value-type="float" office:value="0.037235">
                <text:p>0.037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7619">
                <text:p>0.047619</text:p>
              </table:table-cell>
              <table:table-cell office:value-type="float" office:value="0.018277">
                <text:p>0.018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256">
                <text:p>0.023256</text:p>
              </table:table-cell>
              <table:table-cell office:value-type="float" office:value="0.009223">
                <text:p>0.009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1765">
                <text:p>0.011765</text:p>
              </table:table-cell>
              <table:table-cell office:value-type="float" office:value="0.00459">
                <text:p>0.00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5848">
                <text:p>0.005848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2933">
                <text:p>0.002933</text:p>
              </table:table-cell>
              <table:table-cell office:value-type="float" office:value="0.001149">
                <text:p>0.001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1464">
                <text:p>0.001464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